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198cm" style:rel-column-width="2947*"/>
    </style:style>
    <style:style style:name="Tabela1.B" style:family="table-column">
      <style:table-column-properties style:column-width="1.602cm" style:rel-column-width="908*"/>
    </style:style>
    <style:style style:name="Tabela1.C" style:family="table-column">
      <style:table-column-properties style:column-width="3.399cm" style:rel-column-width="1927*"/>
    </style:style>
    <style:style style:name="Tabela1.D" style:family="table-column">
      <style:table-column-properties style:column-width="3.401cm" style:rel-column-width="192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>
      <style:paragraph-properties fo:text-align="center" style:justify-single-word="false"/>
      <style:text-properties officeooo:rsid="0008d3d0" officeooo:paragraph-rsid="0008d3d0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8d3d0" officeooo:paragraph-rsid="0008d3d0"/>
    </style:style>
    <style:style style:name="P4" style:family="paragraph" style:parent-style-name="Table_20_Contents">
      <style:paragraph-properties fo:text-align="center" style:justify-single-word="false"/>
      <style:text-properties officeooo:rsid="000a55f1" officeooo:paragraph-rsid="000a55f1"/>
    </style:style>
    <style:style style:name="P5" style:family="paragraph" style:parent-style-name="Table_20_Contents">
      <style:paragraph-properties fo:text-align="center" style:justify-single-word="false"/>
      <style:text-properties officeooo:rsid="000aa6cf" officeooo:paragraph-rsid="000aa6cf"/>
    </style:style>
    <style:style style:name="P6" style:family="paragraph" style:parent-style-name="Standard">
      <style:paragraph-properties fo:text-align="center" style:justify-single-word="false"/>
      <style:text-properties officeooo:rsid="0008d3d0" officeooo:paragraph-rsid="0008d3d0"/>
    </style:style>
    <style:style style:name="P7" style:family="paragraph" style:parent-style-name="Standard">
      <style:paragraph-properties>
        <style:tab-stops>
          <style:tab-stop style:position="3.44cm"/>
        </style:tab-stops>
      </style:paragraph-properties>
      <style:text-properties fo:color="#5b9bd5" fo:font-size="12pt" fo:font-weight="bold" officeooo:paragraph-rsid="0008d3d0" style:font-size-asian="12pt" style:font-weight-asian="bold"/>
    </style:style>
    <style:style style:name="P8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11pt" fo:language="pt" fo:country="BR" officeooo:paragraph-rsid="0008d3d0" style:font-size-asian="11pt"/>
    </style:style>
    <style:style style:name="P9" style:family="paragraph" style:parent-style-name="List_20_Paragraph" style:list-style-name="WWNum1">
      <style:text-properties officeooo:paragraph-rsid="0008d3d0"/>
    </style:style>
    <style:style style:name="P10" style:family="paragraph" style:parent-style-name="List_20_Paragraph" style:list-style-name="WWNum1">
      <style:text-properties officeooo:rsid="000aa6cf" officeooo:paragraph-rsid="000aa6cf"/>
    </style:style>
    <style:style style:name="P11" style:family="paragraph" style:parent-style-name="Normal1">
      <style:paragraph-properties fo:margin-top="0cm" fo:margin-bottom="0.353cm" style:contextual-spacing="false" fo:line-height="115%" fo:text-align="center" style:justify-single-word="false"/>
      <style:text-properties style:font-name="Calibri" fo:font-size="11pt" officeooo:rsid="000a55f1" officeooo:paragraph-rsid="000a55f1" style:font-size-asian="11pt"/>
    </style:style>
    <style:style style:name="T1" style:family="text">
      <style:text-properties officeooo:rsid="001442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A DE MATERIAL PARA A LIXEIRA DO LABCEUS</text:p>
      <text:p text:style-name="P6"/>
      <text:p text:style-name="P7">COMPONENTES: <text:tab/></text:p>
      <text:list xml:id="list1899473342555949359" text:style-name="WWNum1">
        <text:list-item>
          <text:p text:style-name="P9">LIXEIRA <text:span text:style-name="T1">(FALTA)</text:span></text:p>
        </text:list-item>
        <text:list-item>
          <text:p text:style-name="P9">SENSOR PIR EXTERNO – <text:s/>(<text:span text:style-name="T1">FALTA</text:span> )</text:p>
        </text:list-item>
        <text:list-item>
          <text:p text:style-name="P9">SERVO MOTOR 9G INTERNO (TAMPA) (<text:span text:style-name="T1">FALTA</text:span>)</text:p>
        </text:list-item>
        <text:list-item>
          <text:p text:style-name="P9">3X LEDS OPERACIONAIS EXTERNOS (VERMELHO, AMARELO E VERDE) (OK)</text:p>
        </text:list-item>
        <text:list-item>
          <text:p text:style-name="P9">1X LED POWER(OK) </text:p>
        </text:list-item>
        <text:list-item>
          <text:p text:style-name="P9"><text:span text:style-name="T1">ALTO FALANTE</text:span> INTERNO (DESCOBRIR) (<text:span text:style-name="T1">FALTA</text:span>)</text:p>
        </text:list-item>
        <text:list-item>
          <text:p text:style-name="P9">1X CHAVE TACTIL (BOTÃO LIGA E DESLIGA)(<text:span text:style-name="T1">FALTA</text:span>)</text:p>
        </text:list-item>
        <text:list-item>
          <text:p text:style-name="P9">1X CONECTOR DE BATERIA EXTERNA PARA ARDUINO(<text:span text:style-name="T1">FALTA</text:span> )</text:p>
        </text:list-item>
        <text:list-item>
          <text:p text:style-name="P9">1X ARDUINO <text:span text:style-name="T1">NANO + CABO MINI USB</text:span>(<text:span text:style-name="T1">FALTA</text:span> )</text:p>
        </text:list-item>
        <text:list-item>
          <text:p text:style-name="P9">1X BATERIA 14V DE MOTO (LITHIUM) (<text:span text:style-name="T1">FALTA</text:span>)</text:p>
        </text:list-item>
        <text:list-item>
          <text:p text:style-name="P9">1X POTENCIÔMETRO (AJUSTAR O VOLUME) (<text:span text:style-name="T1">FALTA</text:span>)</text:p>
        </text:list-item>
        <text:list-item>
          <text:p text:style-name="P9">5XRESISTORES( )(<text:span text:style-name="T1">FALTA</text:span>)</text:p>
        </text:list-item>
        <text:list-item>
          <text:p text:style-name="P9">1X TRANSISTOR() ( <text:span text:style-name="T1">FALTA</text:span>)</text:p>
        </text:list-item>
        <text:list-item>
          <text:p text:style-name="P9">1X CAPACITOR(<text:span text:style-name="T1">50 uf </text:span>)(<text:span text:style-name="T1">FALTA</text:span>)</text:p>
        </text:list-item>
        <text:list-item>
          <text:p text:style-name="P9">1X CAIXA RECEPTADORA DE CIRCUITO (<text:span text:style-name="T1">FALTA</text:span>)</text:p>
        </text:list-item>
        <text:list-item>
          <text:p text:style-name="P10">1X PISTOLA DE COLA (FALTA)</text:p>
        </text:list-item>
        <text:list-item>
          <text:p text:style-name="P10">1X CARGAS DE COLA QUENTE(FALTA)</text:p>
        </text:list-item>
        <text:list-item>
          <text:p text:style-name="P10">1X FERRO DE SOLDA </text:p>
        </text:list-item>
        <text:list-item>
          <text:p text:style-name="P10">1X TUBO DE ESTANHO</text:p>
        </text:list-item>
        <text:list-item>
          <text:p text:style-name="P10">1X ROLO DE FITA BANANA</text:p>
          <text:p text:style-name="P10"/>
        </text:list-item>
      </text:list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2"/>
        <table:table-row>
          <table:table-cell table:style-name="Tabela1.A1" office:value-type="string">
            <text:p text:style-name="P3">Material</text:p>
          </table:table-cell>
          <table:table-cell table:style-name="Tabela1.A1" office:value-type="string">
            <text:p text:style-name="P3">Qtd.</text:p>
          </table:table-cell>
          <table:table-cell table:style-name="Tabela1.A1" office:value-type="string">
            <text:p text:style-name="P3">Preço/R$</text:p>
          </table:table-cell>
          <table:table-cell table:style-name="Tabela1.A1" office:value-type="string">
            <text:p text:style-name="P2"/>
          </table:table-cell>
          <table:table-cell table:style-name="Tabela1.E1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3">Lixeira basculante 50l (balde)</text:p>
          </table:table-cell>
          <table:table-cell table:style-name="Tabela1.A2" office:value-type="string">
            <text:p text:style-name="P3">01</text:p>
          </table:table-cell>
          <table:table-cell table:style-name="Tabela1.A2" office:value-type="string">
            <text:p text:style-name="P3">120,00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3">Sensor de movimento (PIR)</text:p>
          </table:table-cell>
          <table:table-cell table:style-name="Tabela1.A2" office:value-type="string">
            <text:p text:style-name="P3">01</text:p>
          </table:table-cell>
          <table:table-cell table:style-name="Tabela1.A2" office:value-type="string">
            <text:p text:style-name="P8">14,90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3">LED VERMELHO</text:p>
          </table:table-cell>
          <table:table-cell table:style-name="Tabela1.A2" office:value-type="string">
            <text:p text:style-name="P3">01</text:p>
          </table:table-cell>
          <table:table-cell table:style-name="Tabela1.A2" office:value-type="string">
            <text:p text:style-name="P4">1,00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3">LED AMARELO</text:p>
          </table:table-cell>
          <table:table-cell table:style-name="Tabela1.A2" office:value-type="string">
            <text:p text:style-name="P3">01</text:p>
          </table:table-cell>
          <table:table-cell table:style-name="Tabela1.A2" office:value-type="string">
            <text:p text:style-name="P4">1,30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3">LED VER</text:p>
          </table:table-cell>
          <table:table-cell table:style-name="Tabela1.A2" office:value-type="string">
            <text:p text:style-name="P3">01</text:p>
          </table:table-cell>
          <table:table-cell table:style-name="Tabela1.A2" office:value-type="string">
            <text:p text:style-name="P4">1,20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3">LED AZUL</text:p>
          </table:table-cell>
          <table:table-cell table:style-name="Tabela1.A2" office:value-type="string">
            <text:p text:style-name="P3">01</text:p>
          </table:table-cell>
          <table:table-cell table:style-name="Tabela1.A2" office:value-type="string">
            <text:p text:style-name="P4">1,50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3">ALTO FALANTE 10W</text:p>
          </table:table-cell>
          <table:table-cell table:style-name="Tabela1.A2" office:value-type="string">
            <text:p text:style-name="P3">01</text:p>
          </table:table-cell>
          <table:table-cell table:style-name="Tabela1.A2" office:value-type="string">
            <text:p text:style-name="P3">4,99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3">CHAVE TACTIL (BOTÃO LIGA E DESLIGA)</text:p>
          </table:table-cell>
          <table:table-cell table:style-name="Tabela1.A2" office:value-type="string">
            <text:p text:style-name="P4">01</text:p>
          </table:table-cell>
          <table:table-cell table:style-name="Tabela1.A2" office:value-type="string">
            <text:p text:style-name="P4">5,00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3">ARDUINO NANO</text:p>
          </table:table-cell>
          <table:table-cell table:style-name="Tabela1.A2" office:value-type="string">
            <text:p text:style-name="P4">01</text:p>
          </table:table-cell>
          <table:table-cell table:style-name="Tabela1.A2" office:value-type="string">
            <text:p text:style-name="P4">34,00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3">CONECTOR DE BATERIA </text:p>
          </table:table-cell>
          <table:table-cell table:style-name="Tabela1.A2" office:value-type="string">
            <text:p text:style-name="P4">01</text:p>
          </table:table-cell>
          <table:table-cell table:style-name="Tabela1.A2" office:value-type="string">
            <text:p text:style-name="P5">5,00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3">BATERIA 14V LITHIUM</text:p>
          </table:table-cell>
          <table:table-cell table:style-name="Tabela1.A2" office:value-type="string">
            <text:p text:style-name="P5">01</text:p>
          </table:table-cell>
          <table:table-cell table:style-name="Tabela1.A2" office:value-type="string">
            <text:p text:style-name="P5">140,00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3">POTENCIOMETRO 50KOHMS</text:p>
          </table:table-cell>
          <table:table-cell table:style-name="Tabela1.A2" office:value-type="string">
            <text:p text:style-name="P5">01</text:p>
          </table:table-cell>
          <table:table-cell table:style-name="Tabela1.A2" office:value-type="string">
            <text:p text:style-name="P5">5,00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3">RESISTOR 220OHMS </text:p>
          </table:table-cell>
          <table:table-cell table:style-name="Tabela1.A2" office:value-type="string">
            <text:p text:style-name="P5">02</text:p>
          </table:table-cell>
          <table:table-cell table:style-name="Tabela1.A2" office:value-type="string">
            <text:p text:style-name="P5">2,00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5">ESTANHO</text:p>
          </table:table-cell>
          <table:table-cell table:style-name="Tabela1.A2" office:value-type="string">
            <text:p text:style-name="P5">01</text:p>
          </table:table-cell>
          <table:table-cell table:style-name="Tabela1.A2" office:value-type="string">
            <text:p text:style-name="P5">3,00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4">RESISTOR 4.7K</text:p>
          </table:table-cell>
          <table:table-cell table:style-name="Tabela1.A2" office:value-type="string">
            <text:p text:style-name="P5">01</text:p>
          </table:table-cell>
          <table:table-cell table:style-name="Tabela1.A2" office:value-type="string">
            <text:p text:style-name="P5">2,00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4">RESISTOR 10OHMS</text:p>
          </table:table-cell>
          <table:table-cell table:style-name="Tabela1.A2" office:value-type="string">
            <text:p text:style-name="P5">01</text:p>
          </table:table-cell>
          <table:table-cell table:style-name="Tabela1.A2" office:value-type="string">
            <text:p text:style-name="P5">0,70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ext:soft-page-break/>
        <table:table-row>
          <table:table-cell table:style-name="Tabela1.A2" office:value-type="string">
            <text:p text:style-name="P4">TRANSISTOR BC 548</text:p>
          </table:table-cell>
          <table:table-cell table:style-name="Tabela1.A2" office:value-type="string">
            <text:p text:style-name="P5">01</text:p>
          </table:table-cell>
          <table:table-cell table:style-name="Tabela1.A2" office:value-type="string">
            <text:p text:style-name="P5">1,50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4">CAPACITOR 50 uf</text:p>
          </table:table-cell>
          <table:table-cell table:style-name="Tabela1.A2" office:value-type="string">
            <text:p text:style-name="P5">01</text:p>
          </table:table-cell>
          <table:table-cell table:style-name="Tabela1.A2" office:value-type="string">
            <text:p text:style-name="P5">1,20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4">FERRO DE SOLDA</text:p>
          </table:table-cell>
          <table:table-cell table:style-name="Tabela1.A2" office:value-type="string">
            <text:p text:style-name="P5">01</text:p>
          </table:table-cell>
          <table:table-cell table:style-name="Tabela1.A2" office:value-type="string">
            <text:p text:style-name="P5">25,00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4">KIT JUMPERS </text:p>
          </table:table-cell>
          <table:table-cell table:style-name="Tabela1.A2" office:value-type="string">
            <text:p text:style-name="P5">01</text:p>
          </table:table-cell>
          <table:table-cell table:style-name="Tabela1.A2" office:value-type="string">
            <text:p text:style-name="P5">19,20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4">FITA BANANA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11">Pistola de cola quente: </text:p>
          </table:table-cell>
          <table:table-cell table:style-name="Tabela1.A2" office:value-type="string">
            <text:p text:style-name="P5">01</text:p>
          </table:table-cell>
          <table:table-cell table:style-name="Tabela1.A2" office:value-type="string">
            <text:p text:style-name="P5">15,90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4">COLA QUENTE</text:p>
          </table:table-cell>
          <table:table-cell table:style-name="Tabela1.A2" office:value-type="string">
            <text:p text:style-name="P5">01</text:p>
          </table:table-cell>
          <table:table-cell table:style-name="Tabela1.A2" office:value-type="string">
            <text:p text:style-name="P5">34,00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5">TOTAL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5">298,39</text:p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1" style:family="paragraph" style:default-outline-level="">
      <style:paragraph-properties fo:line-height="100%" fo:text-align="start" style:justify-single-word="false" fo:orphans="0" fo:widows="0" fo:hyphenation-ladder-count="no-limit" style:vertical-align="baseline" style:writing-mode="lr-tb"/>
      <style:text-properties fo:color="#00000a" style:font-name="Liberation Serif" fo:font-family="'Liberation Serif'" style:font-family-generic="roman" style:font-pitch="variable" fo:font-size="12pt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9:10:08.096423193</meta:creation-date>
    <dc:date>2015-06-29T20:13:26.280729841</dc:date>
    <meta:editing-duration>PT23M37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2" meta:paragraph-count="94" meta:word-count="244" meta:character-count="1301" meta:non-whitespace-character-count="1161"/>
  </office:meta>
</office:document-meta>
</file>